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1A9000001D348E67C36.svm"/>
  <manifest:file-entry manifest:media-type="" manifest:full-path="Pictures/2000001D0000031700000247FB3F227F.svm"/>
  <manifest:file-entry manifest:media-type="" manifest:full-path="Pictures/2000001D0000031D0000024744B17FF6.svm"/>
  <manifest:file-entry manifest:media-type="" manifest:full-path="Pictures/2000000F0000019D000001D31E7F9051.svm"/>
  <manifest:file-entry manifest:media-type="" manifest:full-path="Pictures/20000040000007FF000002470B11FBE1.svm"/>
  <manifest:file-entry manifest:media-type="" manifest:full-path="Pictures/20000016000001BC000001D34C30D4E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2" style:family="paragraph" style:parent-style-name="Standard">
      <style:text-properties style:font-name="Calibri" fo:font-size="11.5pt" style:font-size-asian="11.5pt" style:font-size-complex="11.5pt"/>
    </style:style>
    <style:style style:name="P3" style:family="paragraph" style:parent-style-name="Standard">
      <style:text-properties fo:color="#000000" style:font-name="Calibri" fo:font-size="11.5pt" fo:language="ru" fo:country="RU" style:font-size-asian="11.5pt" style:font-size-complex="11.5pt"/>
    </style:style>
    <style:style style:name="P4" style:family="paragraph" style:parent-style-name="Standard">
      <style:text-properties fo:color="#000000" style:font-name="Calibri" fo:font-size="11.5pt" fo:language="ru" fo:country="RU" fo:font-style="italic" fo:font-weight="normal" style:font-name-asian="Times New Roman" style:font-size-asian="11.5pt" style:language-asian="ru" style:country-asian="RU" style:font-style-asian="italic" style:font-weight-asian="normal" style:font-name-complex="Times New Roman" style:font-size-complex="11.5pt" style:font-style-complex="italic" style:font-weight-complex="normal"/>
    </style:style>
    <style:style style:name="P5" style:family="paragraph" style:parent-style-name="Standard">
      <style:text-properties fo:color="#000000" style:font-name="Calibri" fo:font-size="11.5pt" style:font-size-asian="11.5pt" style:font-size-complex="11.5pt"/>
    </style:style>
    <style:style style:name="P6" style:family="paragraph" style:parent-style-name="Standard">
      <style:text-properties fo:color="#000080" style:font-name="Calibri" fo:font-size="11.5pt" fo:language="ru" fo:country="RU" style:font-size-asian="11.5pt" style:font-size-complex="11.5pt"/>
    </style:style>
    <style:style style:name="P7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8" style:family="paragraph" style:parent-style-name="Standard">
      <style:paragraph-properties fo:margin-top="0.049cm" fo:margin-bottom="0.049cm" fo:line-height="100%" fo:text-align="start" style:justify-single-word="false"/>
      <style:text-properties style:font-name="Calibri" fo:font-size="11.5pt" style:font-size-asian="11.5pt" style:font-size-complex="11.5pt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style:font-name="Calibri" fo:font-size="11.5pt" style:font-size-asian="11.5pt" style:font-size-complex="11.5pt"/>
    </style:style>
    <style:style style:name="P11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12" style:family="paragraph" style:parent-style-name="Standard" style:list-style-name="L1">
      <style:text-properties style:font-name="Calibri" fo:font-size="11.5pt" fo:language="ru" fo:country="RU" style:font-size-asian="11.5pt" style:font-size-complex="11.5pt"/>
    </style:style>
    <style:style style:name="P13" style:family="paragraph" style:parent-style-name="Standard" style:list-style-name="L2">
      <style:text-properties style:font-name="Calibri" fo:font-size="11.5pt" fo:language="ru" fo:country="RU" style:font-size-asian="11.5pt" style:font-size-complex="11.5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fo:font-style="italic" fo:font-weight="bold" style:font-name-asian="Times New Roman" style:language-asian="ru" style:country-asian="RU" style:font-style-asian="italic" style:font-weight-asian="bold" style:font-name-complex="Times New Roman" style:font-style-complex="italic" style:font-weight-complex="bold"/>
    </style:style>
    <style:style style:name="T4" style:family="text">
      <style:text-properties fo:color="#000000" style:font-name-asian="Times New Roman" style:language-asian="ru" style:country-asian="RU" style:font-name-complex="Times New Roman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7" style:family="text">
      <style:text-properties style:font-name-asian="Times New Roman" style:language-asian="ru" style:country-asian="RU" style:font-name-complex="Times New Roman"/>
    </style:style>
    <style:style style:name="T8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9" style:family="text">
      <style:text-properties fo:language="ru" fo:country="RU"/>
    </style:style>
    <style:style style:name="T10" style:family="text">
      <style:text-properties style:font-name="Calibri" fo:font-size="11.5pt" fo:language="ru" fo:country="RU" style:font-size-asian="11.5pt" style:font-size-complex="11.5pt"/>
    </style:style>
    <style:style style:name="T11" style:family="text">
      <style:text-properties style:font-name="Calibri" fo:font-size="11.5pt" style:font-size-asian="11.5pt" style:font-size-complex="11.5pt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Стили_20_стрелок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000080" draw:marker-start="Стили_20_стрелок_20_1" draw:marker-start-width="0.245cm" draw:marker-start-center="false" draw:marker-end="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Билет </text:span><text:span text:style-name="T6">5</text:span><text:span text:style-name="T8">. </text:span><text:span text:style-name="T7">I, II, III законы Ньютона. Сила, масса и их эталоны. </text:span></text:p>
      <text:p text:style-name="P8"><text:span text:style-name="T3">Динамика</text:span><text:span text:style-name="T4"> — раздел механики, изучающий движение тел под действием сил.</text:span></text:p>
      <text:p text:style-name="P3"><text:span text:style-name="T1">Сила</text:span> — количественная мера действия тел друг на друга, в результате которого тела получают ускорение.</text:p>
      <text:p text:style-name="P3">Х<draw:frame draw:style-name="fr1" draw:name="Объект1" text:anchor-type="char" svg:x="0.175cm" svg:y="0.012cm" svg:width="2.177cm" svg:height="0.79cm" draw:z-index="4"><draw:object xlink:href="./Object 3" xlink:type="simple" xlink:show="embed" xlink:actuate="onLoad"/><draw:image xlink:href="./ObjectReplacements/Object 3" xlink:type="simple" xlink:show="embed" xlink:actuate="onLoad"/>
    </draw:frame>арактеристики силы: числовое значение, направление действия, точка приложения, линия действия. </text:p>
      <text:p text:style-name="P3">1 ньютон — величина силы, сообщающей телу массой 1 кг ускорение<text:span text:style-name="T5"><draw:frame draw:style-name="fr2" draw:name="Объект2" text:anchor-type="as-char" svg:width="0.885cm" svg:height="1.057cm" draw:z-index="6"><draw:object xlink:href="./Object 4" xlink:type="simple" xlink:show="embed" xlink:actuate="onLoad"/><draw:image xlink:href="./ObjectReplacements/Object 4" xlink:type="simple" xlink:show="embed" xlink:actuate="onLoad"/>
     </draw:frame></text:span></text:p>
      <text:p text:style-name="P1"><draw:g text:anchor-type="paragraph" draw:z-index="5" draw:style-name="gr1"><draw:line draw:style-name="gr6" draw:text-style-name="P14" svg:x1="5.657cm" svg:y1="0.332cm" svg:x2="5.657cm" svg:y2="1.143cm">
      <text:p/>
     </draw:line><draw:custom-shape draw:style-name="gr7" draw:text-style-name="P14" svg:width="0.214cm" svg:height="0.812cm" svg:x="5.445cm" svg:y="0.332cm">
      <text:p/>
      <draw:enhanced-geometry svg:viewBox="0 0 21600 21600" draw:type="rectangle" draw:enhanced-path="M 0 0 L 21600 0 21600 21600 0 21600 0 0 Z N"/>
     </draw:custom-shape><draw:line draw:style-name="gr6" draw:text-style-name="P14" svg:x1="5.657cm" svg:y1="0.739cm" svg:x2="6.084cm" svg:y2="0.739cm">
      <text:p/>
     </draw:line><draw:line draw:style-name="gr6" draw:text-style-name="P14" svg:x1="6.087cm" svg:y1="0.494cm" svg:x2="6.087cm" svg:y2="0.697cm">
      <text:p/>
     </draw:line><draw:line draw:style-name="gr6" draw:text-style-name="P14" svg:x1="6.301cm" svg:y1="0.899cm" svg:x2="6.087cm" svg:y2="0.494cm">
      <text:p/>
     </draw:line><draw:line draw:style-name="gr6" draw:text-style-name="P14" svg:x1="6.299cm" svg:y1="0.494cm" svg:x2="6.299cm" svg:y2="0.899cm">
      <text:p/>
     </draw:line><draw:line draw:style-name="gr6" draw:text-style-name="P14" svg:x1="6.513cm" svg:y1="0.899cm" svg:x2="6.299cm" svg:y2="0.494cm">
      <text:p/>
     </draw:line><draw:line draw:style-name="gr6" draw:text-style-name="P14" svg:x1="6.514cm" svg:y1="0.494cm" svg:x2="6.514cm" svg:y2="0.899cm">
      <text:p/>
     </draw:line><draw:line draw:style-name="gr6" draw:text-style-name="P14" svg:x1="6.728cm" svg:y1="0.899cm" svg:x2="6.514cm" svg:y2="0.494cm">
      <text:p/>
     </draw:line><draw:line draw:style-name="gr6" draw:text-style-name="P14" svg:x1="6.727cm" svg:y1="0.494cm" svg:x2="6.727cm" svg:y2="0.899cm">
      <text:p/>
     </draw:line><draw:line draw:style-name="gr6" draw:text-style-name="P14" svg:x1="6.941cm" svg:y1="0.899cm" svg:x2="6.727cm" svg:y2="0.494cm">
      <text:p/>
     </draw:line><draw:line draw:style-name="gr6" draw:text-style-name="P14" svg:x1="6.94cm" svg:y1="0.494cm" svg:x2="6.94cm" svg:y2="0.899cm">
      <text:p/>
     </draw:line><draw:line draw:style-name="gr6" draw:text-style-name="P14" svg:x1="7.154cm" svg:y1="0.899cm" svg:x2="6.94cm" svg:y2="0.494cm">
      <text:p/>
     </draw:line><draw:line draw:style-name="gr6" draw:text-style-name="P14" svg:x1="7.154cm" svg:y1="0.494cm" svg:x2="7.154cm" svg:y2="0.899cm">
      <text:p/>
     </draw:line><draw:line draw:style-name="gr6" draw:text-style-name="P14" svg:x1="7.368cm" svg:y1="0.899cm" svg:x2="7.154cm" svg:y2="0.494cm">
      <text:p/>
     </draw:line><draw:line draw:style-name="gr6" draw:text-style-name="P14" svg:x1="7.368cm" svg:y1="0.494cm" svg:x2="7.368cm" svg:y2="0.899cm">
      <text:p/>
     </draw:line><draw:line draw:style-name="gr6" draw:text-style-name="P14" svg:x1="7.582cm" svg:y1="0.899cm" svg:x2="7.368cm" svg:y2="0.494cm">
      <text:p/>
     </draw:line><draw:line draw:style-name="gr6" draw:text-style-name="P14" svg:x1="7.581cm" svg:y1="0.9cm" svg:x2="7.581cm" svg:y2="0.697cm">
      <text:p/>
     </draw:line><draw:line draw:style-name="gr6" draw:text-style-name="P14" svg:x1="7.795cm" svg:y1="0.697cm" svg:x2="7.581cm" svg:y2="0.697cm">
      <text:p/>
     </draw:line><draw:line draw:style-name="gr8" draw:text-style-name="P14" svg:x1="7.024cm" svg:y1="0.718cm" svg:x2="7.878cm" svg:y2="0.718cm">
      <text:p/>
     </draw:line><draw:frame draw:style-name="gr9" draw:text-style-name="P16" svg:width="0.38cm" svg:height="0.391cm" svg:x="7.197cm" svg:y="0.888cm">
      <draw:image xlink:href="Pictures/20000016000001BC000001D34C30D4E1.svm" xlink:type="simple" xlink:show="embed" xlink:actuate="onLoad">
       <text:p/>
      </draw:image>
     </draw:frame><draw:custom-shape draw:style-name="gr10" draw:text-style-name="P14" svg:width="0.939cm" svg:height="0.406cm" svg:x="7.881cm" svg:y="0.547cm">
      <text:p/>
      <draw:enhanced-geometry svg:viewBox="0 0 21600 21600" draw:type="rectangle" draw:enhanced-path="M 0 0 L 21600 0 21600 21600 0 21600 0 0 Z N"/>
     </draw:custom-shape>
    </draw:g><text:span text:style-name="T2">Эталон силы </text:span>— такая сила, с которой некоторая эталонная пружина при фиксированном растяжении действует на прикрепленное к ней тело.</text:p>
      <text:p text:style-name="P6">Силы в механике</text:p>
      <text:list xml:id="list41393319" text:style-name="L1">
        <text:list-item>
          <text:p text:style-name="P10">Гравитационные силы</text:p>
          <text:list>
            <text:list-item>
              <text:p text:style-name="P9"><text:span text:style-name="T11">Сила тяжести</text:span><text:span text:style-name="T11"><draw:frame draw:style-name="fr2" draw:name="Объект3" text:anchor-type="as-char" svg:width="1.692cm" svg:height="0.584cm" draw:z-index="7"><draw:object xlink:href="./Object 9" xlink:type="simple" xlink:show="embed" xlink:actuate="onLoad"/><draw:image xlink:href="./ObjectReplacements/Object 9" xlink:type="simple" xlink:show="embed" xlink:actuate="onLoad"/>
          <svg:desc>формула</svg:desc>
         </draw:frame></text:span><text:span text:style-name="T11">— сила, с которой Земля притягивает к себе все тела. Сила приложена к центру тяжести тела, направлена к центру Земли. </text:span></text:p>
              <text:p text:style-name="P10">Примеры: на падающее тело, на Луну, на подводные камни.</text:p>
            </text:list-item>
          </text:list>
        </text:list-item>
        <text:list-item>
          <text:p text:style-name="P10">Электромагнитные</text:p>
          <text:p text:style-name="P10">Силы упругости</text:p>
          <text:list>
            <text:list-item>
              <text:p text:style-name="P10">Сила упругости<draw:frame draw:style-name="fr2" draw:name="Объект11" text:anchor-type="as-char" svg:width="0.683cm" svg:height="0.584cm" draw:z-index="8"><draw:object xlink:href="./Object 7" xlink:type="simple" xlink:show="embed" xlink:actuate="onLoad"/><draw:image xlink:href="./ObjectReplacements/Object 7" xlink:type="simple" xlink:show="embed" xlink:actuate="onLoad"/>
         <svg:desc>формула</svg:desc>
        </draw:frame>— сила, возникающая в упруго-деформированном теле, и стремящаяся вернуть телу исходную форму. Приложена к месту приложения деформирующей силы и противонаправлена ей. Примеры: сжатая, растянутая пружина.</text:p>
            </text:list-item>
            <text:list-item>
              <text:p text:style-name="P10">Сила реакции опоры<draw:frame draw:style-name="fr2" draw:name="Объект12" text:anchor-type="as-char" svg:width="0.519cm" svg:height="0.52cm" draw:z-index="9"><draw:object xlink:href="./Object 10" xlink:type="simple" xlink:show="embed" xlink:actuate="onLoad"/><draw:image xlink:href="./ObjectReplacements/Object 10" xlink:type="simple" xlink:show="embed" xlink:actuate="onLoad"/>
         <svg:desc>формула</svg:desc>
        </draw:frame>— сила упругости, возникающая в твердой опоре и препятствующая ее прогибу. Приложена в точке соприкосновения с опорой, направлена по нормали к опоре. </text:p>
              <text:p text:style-name="P10">Примеры: <text:span text:style-name="T9">тело лежит на столе, человек сидит на стуле.</text:span></text:p>
            </text:list-item>
            <text:list-item>
              <text:p text:style-name="P10"><text:span text:style-name="T9">Сила натяжения нити</text:span><text:span text:style-name="T9"><draw:frame draw:style-name="fr2" draw:name="Объект13" text:anchor-type="as-char" svg:width="0.452cm" svg:height="0.52cm" draw:z-index="10"><draw:object xlink:href="./Object 11" xlink:type="simple" xlink:show="embed" xlink:actuate="onLoad"/><draw:image xlink:href="./ObjectReplacements/Object 11" xlink:type="simple" xlink:show="embed" xlink:actuate="onLoad"/>
          <svg:desc>формула</svg:desc>
         </draw:frame></text:span><text:span text:style-name="T9">— сила упругости, возникающая в подвесе, препятствующая ее растяжению. Приложена в точке подвеса, направлена вдоль нити. Пример: тело на нити.</text:span></text:p>
            </text:list-item>
            <text:list-item>
              <text:p text:style-name="P10"><text:span text:style-name="T9">Сила Архимеда</text:span><text:span text:style-name="T9"><draw:frame draw:style-name="fr2" draw:name="Объект5" text:anchor-type="as-char" svg:width="0.716cm" svg:height="0.584cm" draw:z-index="13"><draw:object xlink:href="./Object 14" xlink:type="simple" xlink:show="embed" xlink:actuate="onLoad"/><draw:image xlink:href="./ObjectReplacements/Object 14" xlink:type="simple" xlink:show="embed" xlink:actuate="onLoad"/>
          <svg:desc>формула</svg:desc>
         </draw:frame></text:span><text:span text:style-name="T9"> - сила, с которой жидкость (газ) выталкивает погруженное в нее тело. Приложена к центру масс погруженного тела, направлена вертикально вверх. Пример: судно.</text:span></text:p>
            </text:list-item>
          </text:list>
          <text:p text:style-name="P10">Силы трения</text:p>
          <text:list text:continue-numbering="true">
            <text:list-item>
              <text:p text:style-name="P9"><text:span text:style-name="T10">Сила трения покоя</text:span><text:span text:style-name="T10"><draw:frame draw:style-name="fr2" draw:name="Объект9" text:anchor-type="as-char" svg:width="0.97cm" svg:height="0.612cm" draw:z-index="11"><draw:object xlink:href="./Object 12" xlink:type="simple" xlink:show="embed" xlink:actuate="onLoad"/><draw:image xlink:href="./ObjectReplacements/Object 12" xlink:type="simple" xlink:show="embed" xlink:actuate="onLoad"/>
          <svg:desc>формула</svg:desc>
         </draw:frame></text:span><text:span text:style-name="T10">- сила, препятствующая началу движения одного тела по поверхности другого. Приложена к поверхности соприкосновения тел, направлена в противоположную движению сторону. Пример: попытаться сдвинуть шкаф.</text:span></text:p>
            </text:list-item>
            <text:list-item>
              <text:p text:style-name="P9"><text:span text:style-name="T10">Сила трения скольжения</text:span><text:span text:style-name="T10"><draw:frame draw:style-name="fr2" draw:name="Объект10" text:anchor-type="as-char" svg:width="0.781cm" svg:height="0.612cm" draw:z-index="12"><draw:object xlink:href="./Object 13" xlink:type="simple" xlink:show="embed" xlink:actuate="onLoad"/><draw:image xlink:href="./ObjectReplacements/Object 13" xlink:type="simple" xlink:show="embed" xlink:actuate="onLoad"/>
          <svg:desc>формула</svg:desc>
         </draw:frame></text:span><text:span text:style-name="T10">- сила, препятствующая движению одного тела по поверхности другого. Приложена к поверхности соприкосновения тел, направлена в противоположную движению сторону. Пример: движение <text:s/>шкафа по земле.</text:span></text:p>
            </text:list-item>
          </text:list>
        </text:list-item>
        <text:list-item>
          <text:p text:style-name="P12">Другие — слабые, ядерные (сильные)</text:p>
        </text:list-item>
      </text:list>
      <text:p text:style-name="P1"/>
      <text:p text:style-name="P1"><text:span text:style-name="T1">Первый закон Ньютона</text:span> — существуют системы отсчета, называемые инерциальными, относительно которых изолированные тела (то есть невзаимодействующие с другими телами) сохраняют скорость неизменной.</text:p>
      <text:p text:style-name="P1">Свободное тело — тело, на которое не воздействуют другие тела.</text:p>
      <text:p text:style-name="P1">Инерциальная система отсчета — система отсчета, относительно которой свободные тела имеют постоянную скорость. Примеры: геоцентрическая (связана с Землей), гелиоцентрическая (связана с Солнцем, оси к неподвижным звездам).</text:p>
      <text:p text:style-name="P1"><text:span text:style-name="T1">Второй закон Ньютона </text:span>— ускорение, с которым движется тело под действием силы, пропорционально этой силе с коэффициентом<draw:frame draw:style-name="fr2" draw:name="Объект4" text:anchor-type="as-char" svg:width="0.406cm" svg:height="0.566cm" draw:z-index="14"><draw:object xlink:href="./Object 8" xlink:type="simple" xlink:show="embed" xlink:actuate="onLoad"/><draw:image xlink:href="./ObjectReplacements/Object 8" xlink:type="simple" xlink:show="embed" xlink:actuate="onLoad"/>
    </draw:frame>.<draw:frame draw:style-name="fr3" draw:name="Объект32" text:anchor-type="as-char" svg:y="-0.557cm" svg:width="0.958cm" svg:height="0.781cm" draw:z-index="15"><draw:object xlink:href="./Object 2" xlink:type="simple" xlink:show="embed" xlink:actuate="onLoad"/><draw:image xlink:href="./ObjectReplacements/Object 2" xlink:type="simple" xlink:show="embed" xlink:actuate="onLoad"/>
     <svg:desc>формула</svg:desc>
    </draw:frame></text:p>
      <text:p text:style-name="P1">Нагружаем тележку гирями. Чем больше гирь, тем медленнее она будет набирать скорость, то есть ускорение меньше. Для нагруженной тележки отношение силы к ускорению больше, чем для пустой. Следовательно, ускорение зависит от свойства тела — массы.</text:p>
      <text:p text:style-name="P1"><text:span text:style-name="T1">Масса</text:span> — </text:p>
      <text:list xml:id="list41383205" text:style-name="L2">
        <text:list-item>
          <text:p text:style-name="P13">скалярная физическая величина, численно равная отношению модуля силы к модулю ускорения;</text:p>
        </text:list-item>
        <text:list-item>
          <text:p text:style-name="P13">мера инертности тел.</text:p>
        </text:list-item>
      </text:list>
      <text:p text:style-name="P1"><draw:frame draw:style-name="fr2" draw:name="Объект34" text:anchor-type="as-char" svg:width="3.004cm" svg:height="1.057cm" draw:z-index="0"><draw:object xlink:href="./Object 1" xlink:type="simple" xlink:show="embed" xlink:actuate="onLoad"/><draw:image xlink:href="./ObjectReplacements/Object 1" xlink:type="simple" xlink:show="embed" xlink:actuate="onLoad"/>
     <svg:desc>формула</svg:desc>
    </draw:frame></text:p>
      <text:p text:style-name="P1">Эталонная гиря — гиря в форме цилиндра из сплава иридия и платины.</text:p>
      <text:p text:style-name="P1">Если на тело действует несколько сил, то эти силы складывают по правилу векторной алгебры и ускорение, которое они сообщают телу, определяют по формуле <draw:frame draw:style-name="fr2" draw:name="Объект62" text:anchor-type="as-char" svg:width="1.309cm" svg:height="1.109cm" draw:z-index="2"><draw:object xlink:href="./Object 5" xlink:type="simple" xlink:show="embed" xlink:actuate="onLoad"/><draw:image xlink:href="./ObjectReplacements/Object 5" xlink:type="simple" xlink:show="embed" xlink:actuate="onLoad"/>
    </draw:frame>.</text:p>
      <text:p text:style-name="P1"><text:soft-page-break/><text:span text:style-name="T1">Основное уравнение динамики</text:span> — <draw:frame draw:style-name="fr2" draw:name="Объект33" text:anchor-type="as-char" svg:width="2.125cm" svg:height="1.139cm" draw:z-index="3"><draw:object xlink:href="./Object 6" xlink:type="simple" xlink:show="embed" xlink:actuate="onLoad"/><draw:image xlink:href="./ObjectReplacements/Object 6" xlink:type="simple" xlink:show="embed" xlink:actuate="onLoad"/>
     <svg:desc>формула</svg:desc>
    </draw:frame></text:p>
      <text:p text:style-name="P1"><text:span text:style-name="T1">Третий закон Ньютона</text:span> — любые два тела взаимодействуют друг с другом с силами, равными по модулю и направленными в противоположные стороны. Силы должны быть одинаковыми по природе.</text:p>
      <text:p text:style-name="P1"><draw:g text:anchor-type="paragraph" draw:z-index="1" draw:style-name="gr1"><draw:line draw:style-name="gr2" draw:text-style-name="P14" svg:x1="0.502cm" svg:y1="1.002cm" svg:x2="5.502cm" svg:y2="1.002cm">
      <text:p/>
     </draw:line><draw:custom-shape draw:style-name="gr3" draw:text-style-name="P14" svg:width="1.001cm" svg:height="1.001cm" svg:x="0.002cm" svg:y="0.501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3" draw:text-style-name="P14" svg:width="2.001cm" svg:height="2.001cm" svg:x="4.502cm" svg:y="0.00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4" draw:text-style-name="P14" svg:x1="1.002cm" svg:y1="1.002cm" svg:x2="2.502cm" svg:y2="1.002cm">
      <text:p/>
     </draw:line><draw:line draw:style-name="gr4" draw:text-style-name="P14" svg:x1="4.502cm" svg:y1="1.002cm" svg:x2="3.002cm" svg:y2="1.002cm">
      <text:p/>
     </draw:line><draw:frame draw:style-name="gr5" draw:text-style-name="P15" svg:width="0.414cm" svg:height="0.482cm" svg:x="0.29cm" svg:y="0.72cm">
      <draw:image xlink:href="Pictures/2000000F0000019D000001D31E7F9051.svm" xlink:type="simple" xlink:show="embed" xlink:actuate="onLoad">
       <text:p/>
      </draw:image>
     </draw:frame><draw:frame draw:style-name="gr5" draw:text-style-name="P15" svg:width="0.414cm" svg:height="0.482cm" svg:x="5.29cm" svg:y="0.72cm">
      <draw:image xlink:href="Pictures/2000000F000001A9000001D348E67C36.svm" xlink:type="simple" xlink:show="embed" xlink:actuate="onLoad">
       <text:p/>
      </draw:image>
     </draw:frame><draw:frame draw:style-name="gr5" draw:text-style-name="P15" svg:width="0.793cm" svg:height="0.586cm" svg:x="1.29cm" svg:y="0.42cm">
      <draw:image xlink:href="Pictures/2000001D0000031700000247FB3F227F.svm" xlink:type="simple" xlink:show="embed" xlink:actuate="onLoad">
       <text:p/>
      </draw:image>
     </draw:frame><draw:frame draw:style-name="gr5" draw:text-style-name="P15" svg:width="0.791cm" svg:height="0.585cm" svg:x="3.292cm" svg:y="0.422cm">
      <draw:image xlink:href="Pictures/2000001D0000031D0000024744B17FF6.svm" xlink:type="simple" xlink:show="embed" xlink:actuate="onLoad">
       <text:p/>
      </draw:image>
     </draw:frame><draw:frame draw:style-name="gr5" draw:text-style-name="P15" svg:width="2.056cm" svg:height="0.586cm" svg:x="1.791cm" svg:y="1.521cm">
      <draw:image xlink:href="Pictures/20000040000007FF000002470B11FBE1.svm" xlink:type="simple" xlink:show="embed" xlink:actuate="onLoad">
       <text:p/>
      </draw:image>
     </draw:frame>
    </draw:g></text:p>
      <text:p text:style-name="P1"/>
      <text:p text:style-name="P1"/>
      <text:p text:style-name="P1"/>
      <text:p text:style-name="P1"/>
      <text:p text:style-name="P2"/>
      <text:p text:style-name="P2"/>
      <text:p text:style-name="P5">Примеры: человек идет по Земле, человек двигает шкаф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33cm" draw:rotation="450"/>
    <draw:marker draw:name="Стили_20_стрелок_20_1" draw:display-name="Стили стрелок 1" svg:viewBox="0 0 1131 902" svg:d="m564 0-564 902h1131z"/>
    <draw:marker draw:name="Стили_20_стрелок_20_2" draw:display-name="Стили стрелок 2" svg:viewBox="0 0 1131 902" svg:d="m564 0-564 902h1131z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543cm" fo:margin-left="0.847cm" fo:margin-right="0.7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7T18:33:16.72</meta:creation-date>
    <dc:date>2017-03-20T17:34:31.11</dc:date>
    <meta:editing-duration>P2DT2H18M32S</meta:editing-duration>
    <meta:editing-cycles>11</meta:editing-cycles>
    <meta:generator>OpenOffice.org/3.3$Win32 OpenOffice.org_project/330m20$Build-9567</meta:generator>
    <meta:print-date>2017-03-19T23:15:06.07</meta:print-date>
    <meta:document-statistic meta:table-count="0" meta:image-count="0" meta:object-count="14" meta:page-count="2" meta:paragraph-count="35" meta:word-count="499" meta:character-count="3494"/>
  </office:meta>
</office:document-meta>
</file>

<file path=Object 1/content.xml><?xml version="1.0" encoding="utf-8"?>
<math xmlns="http://www.w3.org/1998/Math/MathML">
  <semantics>
    <mrow>
      <mrow>
        <mi>m</mi>
        <mo stretchy="false">=</mo>
        <mfrac>
          <mfenced open="∣" close="∣">
            <mover accent="true">
              <mi>F</mi>
              <mo stretchy="false">⃗</mo>
            </mover>
          </mfenced>
          <mfenced open="∣" close="∣">
            <mover accent="true">
              <mi>a</mi>
              <mo stretchy="false">⃗</mo>
            </mover>
          </mfenced>
        </mfrac>
      </mrow>
      <mi/>
      <mrow>
        <mrow>
          <mo stretchy="false">[</mo>
          <mi>m</mi>
          <mo stretchy="false">]</mo>
        </mrow>
        <mo stretchy="false">=</mo>
        <mi mathvariant="italic">кг</mi>
      </mrow>
    </mrow>
    <annotation encoding="StarMath 5.0">m= abs{vec F }over abs{vec a}~[m]=кг</annotation>
  </semantics>
</math>
</file>

<file path=Object 10/content.xml><?xml version="1.0" encoding="utf-8"?>
<math xmlns="http://www.w3.org/1998/Math/MathML">
  <semantics>
    <mover accent="true">
      <mi>N</mi>
      <mo stretchy="false">⃗</mo>
    </mover>
    <annotation encoding="StarMath 5.0">vec N</annotation>
  </semantics>
</math>
</file>

<file path=Object 11/content.xml><?xml version="1.0" encoding="utf-8"?>
<math xmlns="http://www.w3.org/1998/Math/MathML">
  <semantics>
    <mover accent="true">
      <mi>T</mi>
      <mo stretchy="false">⃗</mo>
    </mover>
    <annotation encoding="StarMath 5.0">vec T</annotation>
  </semantics>
</math>
</file>

<file path=Object 12/content.xml><?xml version="1.0" encoding="utf-8"?>
<math xmlns="http://www.w3.org/1998/Math/MathML">
  <semantics>
    <msub>
      <mover accent="true">
        <mi>F</mi>
        <mo stretchy="false">⃗</mo>
      </mover>
      <mtext>тр п</mtext>
    </msub>
    <annotation encoding="StarMath 5.0">{vec F}_{"тр п"}</annotation>
  </semantics>
</math>
</file>

<file path=Object 13/content.xml><?xml version="1.0" encoding="utf-8"?>
<math xmlns="http://www.w3.org/1998/Math/MathML">
  <semantics>
    <msub>
      <mover accent="true">
        <mi>F</mi>
        <mo stretchy="false">⃗</mo>
      </mover>
      <mtext>тр</mtext>
    </msub>
    <annotation encoding="StarMath 5.0">{vec F}_{"тр"}</annotation>
  </semantics>
</math>
</file>

<file path=Object 14/content.xml><?xml version="1.0" encoding="utf-8"?>
<math xmlns="http://www.w3.org/1998/Math/MathML">
  <semantics>
    <mover accent="true">
      <msub>
        <mi>F</mi>
        <mi>А</mi>
      </msub>
      <mo stretchy="false">⃗</mo>
    </mover>
    <annotation encoding="StarMath 5.0">vec F_А</annotation>
  </semantics>
</math>
</file>

<file path=Object 2/content.xml><?xml version="1.0" encoding="utf-8"?>
<math xmlns="http://www.w3.org/1998/Math/MathML">
  <semantics>
    <mstyle mathsize="9pt">
      <mrow>
        <mrow>
          <mover accent="true">
            <mi>a</mi>
            <mo stretchy="false">⃗</mo>
          </mover>
          <mo stretchy="false">=</mo>
          <mfrac>
            <mover accent="true">
              <mi>F</mi>
              <mo stretchy="false">⃗</mo>
            </mover>
            <mi>m</mi>
          </mfrac>
        </mrow>
      </mrow>
    </mstyle>
    <annotation encoding="StarMath 5.0">size 9{vec a = vec F over m}</annotation>
  </semantics>
</math>
</file>

<file path=Object 3/content.xml><?xml version="1.0" encoding="utf-8"?>
<math xmlns="http://www.w3.org/1998/Math/MathML">
  <semantics>
    <mstyle mathsize="9pt">
      <mrow>
        <mrow>
          <mrow>
            <mrow>
              <mo stretchy="false">[</mo>
              <mi>F</mi>
              <mo stretchy="false">]</mo>
            </mrow>
            <mo stretchy="false">=</mo>
            <mi>H</mi>
          </mrow>
          <mo stretchy="false">=</mo>
          <mfrac>
            <mrow>
              <mi mathvariant="italic">кг</mi>
              <mo stretchy="false">⋅</mo>
              <mi>м</mi>
            </mrow>
            <msup>
              <mi>c</mi>
              <mn>2</mn>
            </msup>
          </mfrac>
        </mrow>
      </mrow>
    </mstyle>
    <annotation encoding="StarMath 5.0">size 9{[F] = H = {кг cdot м}over c^2}</annotation>
  </semantics>
</math>
</file>

<file path=Object 4/content.xml><?xml version="1.0" encoding="utf-8"?>
<math xmlns="http://www.w3.org/1998/Math/MathML">
  <semantics>
    <mrow>
      <mn>1</mn>
      <mfrac>
        <mi>м</mi>
        <msup>
          <mi>c</mi>
          <mn>2</mn>
        </msup>
      </mfrac>
    </mrow>
    <annotation encoding="StarMath 5.0"> 1 м over c^2</annotation>
  </semantics>
</math>
</file>

<file path=Object 5/content.xml><?xml version="1.0" encoding="utf-8"?>
<math xmlns="http://www.w3.org/1998/Math/MathML">
  <semantics>
    <mstyle mathsize="8pt">
      <mrow>
        <mrow>
          <mover accent="true">
            <mi>a</mi>
            <mo stretchy="false">⃗</mo>
          </mover>
          <mo stretchy="false">=</mo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over accent="true">
                  <mi>F</mi>
                  <mo stretchy="false">⃗</mo>
                </mover>
                <mi>i</mi>
              </msub>
            </mrow>
            <mi>m</mi>
          </mfrac>
        </mrow>
      </mrow>
    </mstyle>
    <annotation encoding="StarMath 5.0">size 8{vec a = {sum from{i=1} to{n} {vec F}_i}over m  }</annotation>
  </semantics>
</math>
</file>

<file path=Object 6/content.xml><?xml version="1.0" encoding="utf-8"?>
<math xmlns="http://www.w3.org/1998/Math/MathML">
  <semantics>
    <mrow>
      <mi>m</mi>
      <mrow>
        <mover accent="true">
          <mi>a</mi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over accent="true">
              <mi>F</mi>
              <mo stretchy="false">⃗</mo>
            </mover>
            <mi>i</mi>
          </msub>
        </mrow>
      </mrow>
    </mrow>
    <annotation encoding="StarMath 5.0">m vec a = sum from{i=1} to{n} {vec F}_i  </annotation>
  </semantics>
</math>
</file>

<file path=Object 7/content.xml><?xml version="1.0" encoding="utf-8"?>
<math xmlns="http://www.w3.org/1998/Math/MathML">
  <semantics>
    <mover accent="true">
      <msub>
        <mi>F</mi>
        <mi>у</mi>
      </msub>
      <mo stretchy="false">⃗</mo>
    </mover>
    <annotation encoding="StarMath 5.0">vec F_у </annotation>
  </semantics>
</math>
</file>

<file path=Object 8/content.xml><?xml version="1.0" encoding="utf-8"?>
<math xmlns="http://www.w3.org/1998/Math/MathML">
  <semantics>
    <mstyle mathsize="6pt">
      <mrow>
        <mfrac>
          <mn>1</mn>
          <mi>m</mi>
        </mfrac>
      </mrow>
    </mstyle>
    <annotation encoding="StarMath 5.0">size 6{1 over m}</annotation>
  </semantics>
</math>
</file>

<file path=Object 9/content.xml><?xml version="1.0" encoding="utf-8"?>
<math xmlns="http://www.w3.org/1998/Math/MathML">
  <semantics>
    <mrow>
      <mrow>
        <mover accent="true">
          <msub>
            <mi>F</mi>
            <mi>т</mi>
          </msub>
          <mo stretchy="false">⃗</mo>
        </mover>
        <mo stretchy="false">=</mo>
        <mi>m</mi>
      </mrow>
      <mover accent="true">
        <mi>g</mi>
        <mo stretchy="false">⃗</mo>
      </mover>
    </mrow>
    <annotation encoding="StarMath 5.0">vec F_т = m vec g</annotation>
  </semantics>
</math>
</file>